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2132in" fo:margin-left="2.4799in" fo:margin-right="0in" table:align="margins"/>
    </style:style>
    <style:style style:name="Table1.A" style:family="table-column">
      <style:table-column-properties style:column-width="2.3104in" style:rel-column-width="35937*"/>
    </style:style>
    <style:style style:name="Table1.B" style:family="table-column">
      <style:table-column-properties style:column-width="1.9028in" style:rel-column-width="29598*"/>
    </style:style>
    <style:style style:name="Table1.A1" style:family="table-cell">
      <style:table-cell-properties style:vertical-align="bottom"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paragraph-rsid="00028c8b" style:font-size-asian="14pt" style:font-size-complex="14pt"/>
    </style:style>
    <style:style style:name="P2" style:family="paragraph" style:parent-style-name="Standard">
      <style:paragraph-properties fo:text-align="center" style:justify-single-word="false"/>
      <style:text-properties fo:font-size="14pt" fo:font-weight="normal" officeooo:rsid="00028c8b" officeooo:paragraph-rsid="00028c8b"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075764" officeooo:paragraph-rsid="00075764"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4pt" fo:font-weight="normal" officeooo:rsid="00075764" officeooo:paragraph-rsid="00075764"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9649d" officeooo:paragraph-rsid="0008c704"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d7bd5" officeooo:paragraph-rsid="001d7bd5"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fo:font-size="18pt" fo:font-weight="bold" officeooo:paragraph-rsid="00028c8b"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bold" officeooo:rsid="00028c8b" officeooo:paragraph-rsid="00028c8b"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045bb6" officeooo:paragraph-rsid="00045bb6" style:font-size-asian="18pt" style:font-weight-asian="bold" style:font-size-complex="18pt" style:font-weight-complex="bold"/>
    </style:style>
    <style:style style:name="P10" style:family="paragraph" style:parent-style-name="Standard">
      <style:paragraph-properties fo:line-height="115%" fo:text-align="center" style:justify-single-word="false"/>
      <style:text-properties fo:font-size="18pt" fo:font-weight="bold" officeooo:rsid="00045bb6" officeooo:paragraph-rsid="00045bb6"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05d453" officeooo:paragraph-rsid="0005d453" style:font-size-asian="15.75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075764" officeooo:paragraph-rsid="00075764" style:font-size-asian="15.75pt" style:font-weight-asian="bold" style:font-size-complex="18pt" style:font-weight-complex="bold"/>
    </style:style>
    <style:style style:name="P13" style:family="paragraph" style:parent-style-name="Standard">
      <style:paragraph-properties fo:text-align="center" style:justify-single-word="false"/>
      <style:text-properties fo:font-size="18pt" fo:font-weight="bold" officeooo:rsid="0015de46" officeooo:paragraph-rsid="0015de46" style:font-size-asian="15.75pt" style:font-weight-asian="bold" style:font-size-complex="18pt" style:font-weight-complex="bold"/>
    </style:style>
    <style:style style:name="P14" style:family="paragraph" style:parent-style-name="Standard">
      <style:paragraph-properties fo:text-align="center" style:justify-single-word="false"/>
      <style:text-properties fo:font-size="18pt" fo:font-weight="bold" officeooo:rsid="0015de46" officeooo:paragraph-rsid="00075764" style:font-size-asian="15.75pt" style:font-weight-asian="bold" style:font-size-complex="18pt" style:font-weight-complex="bold"/>
    </style:style>
    <style:style style:name="P15" style:family="paragraph" style:parent-style-name="Standard">
      <style:paragraph-properties fo:text-align="start" style:justify-single-word="false"/>
      <style:text-properties fo:font-size="12pt" fo:font-weight="normal" officeooo:rsid="0005d453" officeooo:paragraph-rsid="0005d45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075764" officeooo:paragraph-rsid="000b0185"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8d550" officeooo:paragraph-rsid="0005d453"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bold" officeooo:rsid="00075764" officeooo:paragraph-rsid="00075764" style:font-size-asian="12pt" style:font-weight-asian="bold" style:font-size-complex="12pt" style:font-weight-complex="bold"/>
    </style:style>
    <style:style style:name="P19" style:family="paragraph" style:parent-style-name="Table_20_Contents">
      <style:paragraph-properties fo:text-align="end" style:justify-single-word="false"/>
      <style:text-properties fo:font-size="18pt" officeooo:rsid="00028c8b" officeooo:paragraph-rsid="00028c8b" style:font-size-asian="18pt" style:font-size-complex="18pt"/>
    </style:style>
    <style:style style:name="P20" style:family="paragraph" style:parent-style-name="Table_20_Contents">
      <style:paragraph-properties fo:text-align="start" style:justify-single-word="false"/>
      <style:text-properties fo:font-size="18pt" officeooo:rsid="00028c8b" officeooo:paragraph-rsid="00028c8b" style:font-size-asian="18pt" style:font-size-complex="18pt"/>
    </style:style>
    <style:style style:name="P21" style:family="paragraph" style:parent-style-name="Table_20_Contents">
      <style:paragraph-properties fo:text-align="end" style:justify-single-word="false"/>
      <style:text-properties fo:font-size="18pt" style:font-size-asian="18pt" style:font-size-complex="18pt"/>
    </style:style>
    <style:style style:name="P22" style:family="paragraph" style:parent-style-name="Table_20_Contents">
      <style:paragraph-properties fo:text-align="start" style:justify-single-word="false"/>
      <style:text-properties fo:font-size="18pt" style:font-size-asian="18pt" style:font-size-complex="18pt"/>
    </style:style>
    <style:style style:name="P23" style:family="paragraph" style:parent-style-name="Table_20_Contents">
      <style:paragraph-properties fo:text-align="start" style:justify-single-word="false"/>
      <style:text-properties fo:font-size="18pt" officeooo:rsid="000eac08" officeooo:paragraph-rsid="000eac08" style:font-size-asian="18pt" style:font-size-complex="18pt"/>
    </style:style>
    <style:style style:name="P24" style:family="paragraph" style:parent-style-name="Normal_20__28_Web_29_">
      <style:paragraph-properties fo:margin-top="0in" fo:margin-bottom="0in" loext:contextual-spacing="false" fo:line-height="115%" fo:text-align="justify" style:justify-single-word="false"/>
      <style:text-properties fo:color="#000000" style:font-name="Liberation Serif" fo:font-size="14pt" fo:font-weight="normal" officeooo:rsid="00045bb6" officeooo:paragraph-rsid="001079e4" style:font-size-asian="14pt" style:font-weight-asian="normal" style:font-size-complex="14pt" style:font-weight-complex="normal"/>
    </style:style>
    <style:style style:name="P2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vertical-align="middle"/>
      <style:text-properties fo:color="#000000" style:font-name="Calibri" fo:font-size="12pt" fo:font-weight="normal" officeooo:rsid="001079e4" officeooo:paragraph-rsid="001079e4" style:font-name-asian="Times New Roman2" style:font-size-asian="12pt" style:language-asian="ru" style:country-asian="RU" style:font-weight-asian="normal" style:font-name-complex="Times New Roman2" style:font-size-complex="12pt" style:font-weight-complex="normal"/>
    </style:style>
    <style:style style:name="P2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vertical-align="middle"/>
      <style:text-properties fo:color="#000000" style:font-name="Liberation Serif" fo:font-size="14pt" fo:font-weight="normal" officeooo:rsid="001079e4" officeooo:paragraph-rsid="001cab44" style:font-name-asian="Times New Roman2" style:font-size-asian="14pt" style:language-asian="ru" style:country-asian="RU" style:font-weight-asian="normal" style:font-name-complex="Times New Roman2" style:font-size-complex="14pt" style:font-weight-complex="normal"/>
    </style:style>
    <style:style style:name="P27" style:family="paragraph" style:parent-style-name="Standard">
      <style:paragraph-properties fo:text-align="start" style:justify-single-word="false"/>
      <style:text-properties fo:font-size="14pt" fo:font-weight="normal" officeooo:rsid="001d7bd5" officeooo:paragraph-rsid="001cab44"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officeooo:paragraph-rsid="0022d45c"/>
    </style:style>
    <style:style style:name="P29" style:family="paragraph" style:parent-style-name="Standard">
      <style:paragraph-properties fo:text-align="start" style:justify-single-word="false"/>
      <style:text-properties fo:font-size="12pt" fo:font-weight="normal" officeooo:rsid="0009649d" officeooo:paragraph-rsid="0009649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15de46" officeooo:paragraph-rsid="0015de46"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bold" officeooo:rsid="0015de46" officeooo:paragraph-rsid="0015de46"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8pt" fo:font-weight="bold" officeooo:rsid="00075764" officeooo:paragraph-rsid="00075764" style:font-size-asian="15.75pt" style:font-weight-asian="bold" style:font-size-complex="18pt" style:font-weight-complex="bold"/>
    </style:style>
    <style:style style:name="P33"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34" style:family="paragraph" style:parent-style-name="Text_20_body">
      <style:paragraph-properties fo:margin-left="0in" fo:margin-right="0in" fo:orphans="2" fo:widows="2" fo:text-indent="0in" style:auto-text-indent="false"/>
    </style:style>
    <style:style style:name="P35" style:family="paragraph" style:parent-style-name="Normal_20__28_Web_29_">
      <style:paragraph-properties fo:margin-top="0in" fo:margin-bottom="0in" loext:contextual-spacing="false" fo:line-height="115%" fo:text-align="justify" style:justify-single-word="false"/>
      <style:text-properties style:font-name="Liberation Serif" fo:font-size="14pt" fo:font-weight="normal" officeooo:paragraph-rsid="001079e4"/>
    </style:style>
    <style:style style:name="P36" style:family="paragraph" style:parent-style-name="Normal_20__28_Web_29_">
      <style:paragraph-properties fo:margin-top="0in" fo:margin-bottom="0in" loext:contextual-spacing="false" fo:line-height="115%" fo:text-align="justify" style:justify-single-word="false"/>
      <style:text-properties officeooo:paragraph-rsid="001cab44"/>
    </style:style>
    <style:style style:name="T1" style:family="text">
      <style:text-properties officeooo:rsid="000eac08"/>
    </style:style>
    <style:style style:name="T2" style:family="text">
      <style:text-properties officeooo:rsid="001079e4"/>
    </style:style>
    <style:style style:name="T3" style:family="text">
      <style:text-properties fo:color="#000000" style:font-name="Calibri" fo:font-size="11pt" style:font-size-asian="11pt" style:font-size-complex="11pt"/>
    </style:style>
    <style:style style:name="T4" style:family="text">
      <style:text-properties fo:color="#000000" officeooo:rsid="00045bb6" style:font-size-asian="14pt" style:font-weight-asian="normal" style:font-size-complex="14pt" style:font-weight-complex="normal"/>
    </style:style>
    <style:style style:name="T5" style:family="text">
      <style:text-properties fo:color="#000000" officeooo:rsid="001079e4" style:font-size-asian="14pt" style:font-weight-asian="normal" style:font-size-complex="14pt" style:font-weight-complex="normal"/>
    </style:style>
    <style:style style:name="T6" style:family="text">
      <style:text-properties fo:color="#000000" officeooo:rsid="001cab44" style:font-size-asian="14pt" style:font-weight-asian="normal" style:font-size-complex="14pt" style:font-weight-complex="normal"/>
    </style:style>
    <style:style style:name="T7" style:family="text">
      <style:text-properties fo:color="#000000" officeooo:rsid="00208d1e" style:font-size-asian="14pt" style:font-weight-asian="normal" style:font-size-complex="14pt" style:font-weight-complex="normal"/>
    </style:style>
    <style:style style:name="T8" style:family="text">
      <style:text-properties officeooo:rsid="001351d8"/>
    </style:style>
    <style:style style:name="T9" style:family="text">
      <style:text-properties fo:font-variant="normal" fo:text-transform="none" fo:color="#000000" style:font-name="Liberation Serif" fo:font-size="14pt" fo:letter-spacing="normal" fo:font-style="normal" fo:font-weight="normal" style:font-size-asian="14pt" style:language-asian="ru" style:country-asian="RU" style:font-size-complex="14pt"/>
    </style:style>
    <style:style style:name="T10" style:family="text">
      <style:text-properties fo:font-variant="normal" fo:text-transform="none" fo:color="#000000" style:font-name="Times New Roman1" fo:font-size="14pt" fo:letter-spacing="normal" fo:font-style="normal" fo:font-weight="normal"/>
    </style:style>
    <style:style style:name="T11" style:family="text">
      <style:text-properties officeooo:rsid="001a9ce6"/>
    </style:style>
    <style:style style:name="T12" style:family="text">
      <style:text-properties style:font-name="Liberation Serif" officeooo:rsid="001cab44"/>
    </style:style>
    <style:style style:name="T13" style:family="text">
      <style:text-properties officeooo:rsid="001d7bd5"/>
    </style:style>
    <style:style style:name="T14" style:family="text">
      <style:text-properties fo:font-weight="normal" officeooo:rsid="00075764" style:font-size-asian="12.25pt" style:font-weight-asian="normal" style:font-size-complex="14pt" style:font-weight-complex="normal"/>
    </style:style>
    <style:style style:name="T15" style:family="text">
      <style:text-properties fo:font-weight="normal" officeooo:rsid="0022d45c" style:font-size-asian="12.25pt" style:font-weight-asian="normal" style:font-size-complex="14pt" style:font-weight-complex="normal"/>
    </style:style>
    <style:style style:name="T16" style:family="text">
      <style:text-properties officeooo:rsid="001fa28c"/>
    </style:style>
    <style:style style:name="T17" style:family="text">
      <style:text-properties officeooo:rsid="00208d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Авиационный Институт</text:p>
      <text:p text:style-name="P1">(Национальный Исследовательский Университет)</text:p>
      <text:p text:style-name="P1"/>
      <text:p text:style-name="P1">Факультет информационных технологий и прикладной математики</text:p>
      <text:p text:style-name="P1">Кафедра вычислительной математики и программирования</text:p>
      <text:p text:style-name="P1"/>
      <text:p text:style-name="P1"/>
      <text:p text:style-name="P1"/>
      <text:p text:style-name="P1"/>
      <text:p text:style-name="P7">Лабораторная работа</text:p>
      <text:p text:style-name="P7">по курсу «<text:span text:style-name="T1">Операционные системы</text:span>»</text:p>
      <text:p text:style-name="P7">III Семестр</text:p>
      <text:p text:style-name="P7"/>
      <text:p text:style-name="P8">Задание <text:span text:style-name="T17">3</text:span></text:p>
      <text:p text:style-name="P8">Вариант <text:span text:style-name="T11">12</text:span></text:p>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table-cell table:style-name="Table1.A1" office:value-type="string">
            <text:p text:style-name="P19">Студент:</text:p>
          </table:table-cell>
          <table:table-cell table:style-name="Table1.B1" office:value-type="string">
            <text:p text:style-name="P20">Синявский А.В</text:p>
          </table:table-cell>
        </table:table-row>
        <table:table-row>
          <table:table-cell table:style-name="Table1.A5" office:value-type="string">
            <text:p text:style-name="P19">Группа:</text:p>
          </table:table-cell>
          <table:table-cell table:style-name="Table1.B5" office:value-type="string">
            <text:p text:style-name="P20">М80-208Б-18</text:p>
          </table:table-cell>
        </table:table-row>
        <table:table-row>
          <table:table-cell table:style-name="Table1.A5" office:value-type="string">
            <text:p text:style-name="P19">Преподаватель:</text:p>
          </table:table-cell>
          <table:table-cell table:style-name="Table1.B5" office:value-type="string">
            <text:p text:style-name="P23">Миронов Е.С</text:p>
          </table:table-cell>
        </table:table-row>
        <table:table-row>
          <table:table-cell table:style-name="Table1.A5" office:value-type="string">
            <text:p text:style-name="P21"/>
          </table:table-cell>
          <table:table-cell table:style-name="Table1.B5" office:value-type="string">
            <text:p text:style-name="P22"/>
          </table:table-cell>
        </table:table-row>
        <table:table-row>
          <table:table-cell table:style-name="Table1.A5" office:value-type="string">
            <text:p text:style-name="P19">Оценка:</text:p>
          </table:table-cell>
          <table:table-cell table:style-name="Table1.B5" office:value-type="string">
            <text:p text:style-name="P22"/>
          </table:table-cell>
        </table:table-row>
        <table:table-row>
          <table:table-cell table:style-name="Table1.A6" office:value-type="string">
            <text:p text:style-name="P19">Дата:</text:p>
          </table:table-cell>
          <table:table-cell table:style-name="Table1.B6" office:value-type="string">
            <text:p text:style-name="P22"/>
          </table:table-cell>
        </table:table-row>
      </table:table>
      <text:p text:style-name="P8"/>
      <text:p text:style-name="P8"/>
      <text:p text:style-name="P8"/>
      <text:p text:style-name="P2">Москва 2019</text:p>
      <text:p text:style-name="P2"/>
      <text:p text:style-name="P10"><text:soft-page-break/>1. <text:span text:style-name="T2">Описание задания</text:span></text:p>
      <text:p text:style-name="P36"><text:span text:style-name="T3"><text:tab/></text:span><text:span text:style-name="T9">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text:span></text:p>
      <text:p text:style-name="P34"><text:span text:style-name="T10">Так же необходимо уметь продемонстрировать количество потоков, используемое вашей программой с помощью стандартных средств операционной системы.</text:span></text:p>
      <text:p text:style-name="P24"/>
      <text:p text:style-name="P35"><text:span text:style-name="T4"><text:tab/><text:tab/></text:span><text:span text:style-name="T5">Вариант </text:span><text:span text:style-name="T6">1</text:span><text:span text:style-name="T7">2</text:span><text:span text:style-name="T5">:</text:span></text:p>
      <text:p text:style-name="P33"><text:tab/>Два человека играют в кости. Правила игры следующие: каждый игрок делает бросок 2-ух костей K раз; побеждает тот, кто выбросил суммарно большее количество очков. Задача программы экспериментально определить шансы на победу каждого из игроков. На вход программе подается K, какой сейчас тур, сколько очков суммарно у каждого из игроков и количество экспериментов, которые должна произвести программа.</text:p>
      <text:p text:style-name="P26"><text:span text:style-name="T12"/></text:p>
      <text:p text:style-name="P25"/>
      <text:p text:style-name="P9"/>
      <text:p text:style-name="P15"/>
      <text:p text:style-name="P15"/>
      <text:p text:style-name="P15"/>
      <text:p text:style-name="P15"/>
      <text:p text:style-name="P11">2. <text:span text:style-name="T2">Код программы</text:span></text:p>
      <text:p text:style-name="P17"/>
      <text:p text:style-name="P17"/>
      <text:p text:style-name="P27">#include &lt;stdio.h&gt;</text:p>
      <text:p text:style-name="P27">#include &lt;stdlib.h&gt;</text:p>
      <text:p text:style-name="P27">#include &lt;pthread.h&gt;</text:p>
      <text:p text:style-name="P27">#include &lt;time.h&gt;</text:p>
      <text:p text:style-name="P27"/>
      <text:p text:style-name="P27">int a = 0;</text:p>
      <text:p text:style-name="P27">int b = 0;</text:p>
      <text:p text:style-name="P27">pthread_mutex_t mutex;</text:p>
      <text:p text:style-name="P27">pthread_cond_t cv;</text:p>
      <text:p text:style-name="P27"/>
      <text:p text:style-name="P27">typedef struct args {</text:p>
      <text:p text:style-name="P27"><text:soft-page-break/><text:s text:c="4"/>int p1;</text:p>
      <text:p text:style-name="P27"><text:s text:c="4"/>int p2;</text:p>
      <text:p text:style-name="P27"><text:s text:c="4"/>int rolls;</text:p>
      <text:p text:style-name="P27"><text:s text:c="4"/>long seed;</text:p>
      <text:p text:style-name="P27">} args;</text:p>
      <text:p text:style-name="P27"/>
      <text:p text:style-name="P27">void *dice_roll(void *arg) {</text:p>
      <text:p text:style-name="P27"><text:s text:c="4"/>args Args = *((args*)arg);</text:p>
      <text:p text:style-name="P27"><text:s text:c="4"/>int roll1, roll2, roll3, roll4;</text:p>
      <text:p text:style-name="P27"><text:s text:c="4"/>int sum1 = Args.p1, sum2 = Args.p2;</text:p>
      <text:p text:style-name="P27"><text:s text:c="4"/>srand(Args.seed);</text:p>
      <text:p text:style-name="P27"><text:s text:c="4"/>pthread_cond_signal(&amp;cv);</text:p>
      <text:p text:style-name="P27"><text:s text:c="4"/>for (int i = 0; i &lt; Args.rolls; ++i) {</text:p>
      <text:p text:style-name="P27"><text:s text:c="8"/>roll1 = (rand() % 6) + 1;</text:p>
      <text:p text:style-name="P27"><text:s text:c="8"/>roll2 = (rand() % 6) + 1;</text:p>
      <text:p text:style-name="P27"><text:s text:c="8"/>roll3 = (rand() % 6) + 1;</text:p>
      <text:p text:style-name="P27"><text:s text:c="8"/>roll4 = (rand() % 6) + 1;</text:p>
      <text:p text:style-name="P27"><text:s text:c="8"/>sum1 += roll1 + roll2;</text:p>
      <text:p text:style-name="P27"><text:s text:c="8"/>sum2 += roll3 + roll4;</text:p>
      <text:p text:style-name="P27"><text:s text:c="4"/>}</text:p>
      <text:p text:style-name="P27"><text:s text:c="4"/>if (sum1 &gt; sum2) {</text:p>
      <text:p text:style-name="P27"><text:s text:c="8"/>pthread_mutex_lock(&amp;mutex);</text:p>
      <text:p text:style-name="P27"><text:s text:c="8"/>a += 1;</text:p>
      <text:p text:style-name="P27"><text:s text:c="8"/>pthread_mutex_unlock(&amp;mutex);</text:p>
      <text:p text:style-name="P27"><text:s text:c="4"/>} else if (sum1 == sum2) {</text:p>
      <text:p text:style-name="P27"><text:s text:c="8"/>pthread_mutex_lock(&amp;mutex);</text:p>
      <text:p text:style-name="P27"><text:s text:c="8"/>b += 1;</text:p>
      <text:p text:style-name="P27"><text:s text:c="8"/>pthread_mutex_unlock(&amp;mutex);</text:p>
      <text:p text:style-name="P27"><text:s text:c="4"/>}</text:p>
      <text:p text:style-name="P27"/>
      <text:p text:style-name="P27"><text:s text:c="4"/>return NULL;</text:p>
      <text:p text:style-name="P27">}</text:p>
      <text:p text:style-name="P27"/>
      <text:p text:style-name="P27">int main() {</text:p>
      <text:p text:style-name="P27"><text:s text:c="4"/>int p1, p2, rounds, cur_rnd, tests;</text:p>
      <text:p text:style-name="P27"><text:s text:c="4"/>printf("Enter summary points of player 1 and 2, how many rounds will be in the game and what round it is now:\n");</text:p>
      <text:p text:style-name="P27"><text:s text:c="4"/>scanf("%d %d %d %d", &amp;p1, &amp;p2, &amp;rounds, &amp;cur_rnd);</text:p>
      <text:p text:style-name="P27"><text:s text:c="4"/>printf("Oh, yes, number of tests please: ");</text:p>
      <text:p text:style-name="P27"><text:s text:c="4"/>scanf("%d", &amp;tests);</text:p>
      <text:p text:style-name="P27"><text:s text:c="4"/>args Args;</text:p>
      <text:p text:style-name="P27"><text:s text:c="4"/>Args.p1 = p1;</text:p>
      <text:p text:style-name="P27"><text:s text:c="4"/>Args.p2 = p2;</text:p>
      <text:p text:style-name="P27"><text:s text:c="4"/>Args.rolls = rounds - cur_rnd + 1;</text:p>
      <text:p text:style-name="P27"><text:s text:c="4"/>pthread_t threads[tests];</text:p>
      <text:p text:style-name="P27"><text:soft-page-break/><text:s text:c="4"/>pthread_mutex_init(&amp;mutex, NULL);</text:p>
      <text:p text:style-name="P27"><text:s text:c="4"/>pthread_cond_init(&amp;cv, NULL);</text:p>
      <text:p text:style-name="P27"><text:s text:c="4"/>for (int i = 0; i &lt; tests; ++i) {</text:p>
      <text:p text:style-name="P27"><text:s text:c="8"/>pthread_mutex_lock(&amp;mutex);</text:p>
      <text:p text:style-name="P27"><text:s text:c="8"/>Args.seed = (time(0) + i);</text:p>
      <text:p text:style-name="P27"><text:s text:c="8"/>pthread_create(&amp;threads[i], NULL, &amp;dice_roll, &amp;Args);</text:p>
      <text:p text:style-name="P27"><text:s text:c="8"/>pthread_cond_wait(&amp;cv, &amp;mutex);</text:p>
      <text:p text:style-name="P27"><text:s text:c="8"/>pthread_mutex_unlock(&amp;mutex);</text:p>
      <text:p text:style-name="P27"><text:s text:c="4"/>}</text:p>
      <text:p text:style-name="P27"><text:s text:c="4"/>for (int i = 0; i &lt; tests; ++i) {</text:p>
      <text:p text:style-name="P27"><text:s text:c="8"/>pthread_join(threads[i], NULL);</text:p>
      <text:p text:style-name="P27"><text:s text:c="4"/>}</text:p>
      <text:p text:style-name="P27"><text:s text:c="4"/>double p1_winrate = (double)a / tests;</text:p>
      <text:p text:style-name="P27"><text:s text:c="4"/>double draw = (double)b / tests;</text:p>
      <text:p text:style-name="P27"><text:s text:c="4"/>double p2_winrate = 1 - p1_winrate - draw;</text:p>
      <text:p text:style-name="P27"><text:s text:c="4"/>printf("Probabilities:\n\tfirst person wins - %.3f, second - %.3f\n\tDraw - %.3f\n Based on %d tests.\n", p1_winrate, p2_winrate, draw, tests);</text:p>
      <text:p text:style-name="P27"><text:s text:c="4"/>return 0;</text:p>
      <text:p text:style-name="P6">}</text:p>
      <text:p text:style-name="P12"/>
      <text:p text:style-name="P12"/>
      <text:p text:style-name="P12"><text:span text:style-name="T8">3</text:span>. <text:span text:style-name="T8">Протокол работы программы</text:span></text:p>
      <text:p text:style-name="P5"/>
      <text:p text:style-name="P29">anri@andrew-HP-250-G6:~/Documents/Github_repositories/OS_labs/lab3/src/build$ ./OS_lab3</text:p>
      <text:p text:style-name="P29">Enter summary points of player 1 and 2, how many rounds will be in the game and what round it is now:</text:p>
      <text:p text:style-name="P29">12 1 100 2</text:p>
      <text:p text:style-name="P29">Oh, yes, number of tests please: 400</text:p>
      <text:p text:style-name="P29">Probabilities:</text:p>
      <text:p text:style-name="P29"><text:s text:c="8"/>first person wins - 0.608, second - 0.382</text:p>
      <text:p text:style-name="P29"><text:s text:c="8"/>Draw - 0.010</text:p>
      <text:p text:style-name="P29"><text:s/>Based on 400 tests.</text:p>
      <text:p text:style-name="P29">anri@andrew-HP-250-G6:~/Documents/Github_repositories/OS_labs/lab3/src/build$ </text:p>
      <text:p text:style-name="P18"/>
      <text:p text:style-name="P12"><text:span text:style-name="T13">4</text:span>. Объяснение работы программы</text:p>
      <text:p text:style-name="P28"><text:span text:style-name="T14"><text:tab/></text:span><text:span text:style-name="T15">Идея решения следующая: необходимо провести заданное количество тестов, каждый тест будет запускаться на отдельном потоке. Каждый тест включает броски кубика за каждого игрока по 2 раза на каждом ходу, а затем увеличение одной из глобальных переменных на 1 в зависимости от результата теста (смотрится итоговая сумма очков). Взаимодействия с глобальными переменными защищены мьютексом. Также все потоки запускаются строго последовательно при помощи сигналов от глобальной переменной. Это необходимо для того, чтобы быть уверенным, что каждый поток получит уникальный ключ для генерации случайных чисел.</text:span></text:p>
      <text:p text:style-name="P28"><text:soft-page-break/><text:span text:style-name="T15"><text:tab/>После инициализации всех потоков программа ждёт завершения их всех, затем обрабатывает данные, записанные в глобальных переменных, и выдаёт результат.</text:span></text:p>
      <text:p text:style-name="P4"/>
      <text:p text:style-name="P4"/>
      <text:p text:style-name="P14"/>
      <text:p text:style-name="P13"><text:span text:style-name="T13">5</text:span>. Strace</text:p>
      <text:p text:style-name="P30">anri@andrew-HP-250-G6:~/Documents/Github_repositories/OS_labs/lab3/src/build$ strace -f ./OS_lab3</text:p>
      <text:p text:style-name="P30">execve("./OS_lab3", ["./OS_lab3"], 0x7ffd45fcc618 /* 64 vars */) = 0</text:p>
      <text:p text:style-name="P30">brk(NULL) <text:s text:c="30"/>= 0x5555c996f000</text:p>
      <text:p text:style-name="P30">access("/etc/ld.so.nohwcap", F_OK) <text:s text:c="5"/>= -1 ENOENT (No such file or directory)</text:p>
      <text:p text:style-name="P30">access("/etc/ld.so.preload", R_OK) <text:s text:c="5"/>= -1 ENOENT (No such file or directory)</text:p>
      <text:p text:style-name="P30">openat(AT_FDCWD, "/etc/ld.so.cache", O_RDONLY|O_CLOEXEC) = 3</text:p>
      <text:p text:style-name="P30">fstat(3, {st_mode=S_IFREG|0644, st_size=126345, ...}) = 0</text:p>
      <text:p text:style-name="P30">mmap(NULL, 126345, PROT_READ, MAP_PRIVATE, 3, 0) = 0x7fa86f094000</text:p>
      <text:p text:style-name="P30">close(3) <text:s text:c="31"/>= 0</text:p>
      <text:p text:style-name="P30">access("/etc/ld.so.nohwcap", F_OK) <text:s text:c="5"/>= -1 ENOENT (No such file or directory)</text:p>
      <text:p text:style-name="P30">openat(AT_FDCWD, "/lib/x86_64-linux-gnu/libpthread.so.0", O_RDONLY|O_CLOEXEC) = 3</text:p>
      <text:p text:style-name="P30">read(3, "\177ELF\2\1\1\0\0\0\0\0\0\0\0\0\3\0&gt;\0\1\0\0\0000b\0\0\0\0\0\0"..., 832) = 832</text:p>
      <text:p text:style-name="P30">fstat(3, {st_mode=S_IFREG|0755, st_size=144976, ...}) = 0</text:p>
      <text:p text:style-name="P30">mmap(NULL, 8192, PROT_READ|PROT_WRITE, MAP_PRIVATE|MAP_ANONYMOUS, -1, 0) = 0x7fa86f092000</text:p>
      <text:p text:style-name="P30">mmap(NULL, 2221184, PROT_READ|PROT_EXEC, MAP_PRIVATE|MAP_DENYWRITE, 3, 0) = 0x7fa86ec6d000</text:p>
      <text:p text:style-name="P30">mprotect(0x7fa86ec87000, 2093056, PROT_NONE) = 0</text:p>
      <text:p text:style-name="P30">mmap(0x7fa86ee86000, 8192, PROT_READ|PROT_WRITE, MAP_PRIVATE|MAP_FIXED|MAP_DENYWRITE, 3, 0x19000) = 0x7fa86ee86000</text:p>
      <text:p text:style-name="P30">mmap(0x7fa86ee88000, 13440, PROT_READ|PROT_WRITE, MAP_PRIVATE|MAP_FIXED|MAP_ANONYMOUS, -1, 0) = 0x7fa86ee88000</text:p>
      <text:p text:style-name="P30">close(3) <text:s text:c="31"/>= 0</text:p>
      <text:p text:style-name="P30">access("/etc/ld.so.nohwcap", F_OK) <text:s text:c="5"/>= -1 ENOENT (No such file or directory)</text:p>
      <text:p text:style-name="P30">openat(AT_FDCWD, "/lib/x86_64-linux-gnu/libc.so.6", O_RDONLY|O_CLOEXEC) = 3</text:p>
      <text:p text:style-name="P30">read(3, "\177ELF\2\1\1\3\0\0\0\0\0\0\0\0\3\0&gt;\0\1\0\0\0\260\34\2\0\0\0\0\0"..., 832) = 832</text:p>
      <text:p text:style-name="P30">fstat(3, {st_mode=S_IFREG|0755, st_size=2030544, ...}) = 0</text:p>
      <text:p text:style-name="P30">mmap(NULL, 4131552, PROT_READ|PROT_EXEC, MAP_PRIVATE|MAP_DENYWRITE, 3, 0) = 0x7fa86e87c000</text:p>
      <text:p text:style-name="P30">mprotect(0x7fa86ea63000, 2097152, PROT_NONE) = 0</text:p>
      <text:p text:style-name="P30">mmap(0x7fa86ec63000, 24576, PROT_READ|PROT_WRITE, MAP_PRIVATE|MAP_FIXED|MAP_DENYWRITE, 3, 0x1e7000) = 0x7fa86ec63000</text:p>
      <text:p text:style-name="P30">mmap(0x7fa86ec69000, 15072, PROT_READ|PROT_WRITE, MAP_PRIVATE|MAP_FIXED|MAP_ANONYMOUS, -1, 0) = 0x7fa86ec69000</text:p>
      <text:p text:style-name="P30">close(3) <text:s text:c="31"/>= 0</text:p>
      <text:p text:style-name="P30">mmap(NULL, 12288, PROT_READ|PROT_WRITE, MAP_PRIVATE|MAP_ANONYMOUS, -1, 0) = 0x7fa86f08f000</text:p>
      <text:p text:style-name="P30">arch_prctl(ARCH_SET_FS, 0x7fa86f08f740) = 0</text:p>
      <text:p text:style-name="P30">mprotect(0x7fa86ec63000, 16384, PROT_READ) = 0</text:p>
      <text:p text:style-name="P30">mprotect(0x7fa86ee86000, 4096, PROT_READ) = 0</text:p>
      <text:p text:style-name="P30">mprotect(0x5555c7ce5000, 4096, PROT_READ) = 0</text:p>
      <text:p text:style-name="P30">mprotect(0x7fa86f0b3000, 4096, PROT_READ) = 0</text:p>
      <text:p text:style-name="P30"><text:soft-page-break/>munmap(0x7fa86f094000, 126345) <text:s text:c="9"/>= 0</text:p>
      <text:p text:style-name="P30">set_tid_address(0x7fa86f08fa10) <text:s text:c="8"/>= 8280</text:p>
      <text:p text:style-name="P30">set_robust_list(0x7fa86f08fa20, 24) <text:s text:c="4"/>= 0</text:p>
      <text:p text:style-name="P30">rt_sigaction(SIGRTMIN, {sa_handler=0x7fa86ec72cb0, sa_mask=[], sa_flags=SA_RESTORER|SA_SIGINFO, sa_restorer=0x7fa86ec7f890}, NULL, 8) = 0</text:p>
      <text:p text:style-name="P30">rt_sigaction(SIGRT_1, {sa_handler=0x7fa86ec72d50, sa_mask=[], sa_flags=SA_RESTORER|SA_RESTART|SA_SIGINFO, sa_restorer=0x7fa86ec7f890}, NULL, 8) = 0</text:p>
      <text:p text:style-name="P30">rt_sigprocmask(SIG_UNBLOCK, [RTMIN RT_1], NULL, 8) = 0</text:p>
      <text:p text:style-name="P30">prlimit64(0, RLIMIT_STACK, NULL, {rlim_cur=8192*1024, rlim_max=RLIM64_INFINITY}) = 0</text:p>
      <text:p text:style-name="P30">fstat(1, {st_mode=S_IFCHR|0620, st_rdev=makedev(136, 0), ...}) = 0</text:p>
      <text:p text:style-name="P30">brk(NULL) <text:s text:c="30"/>= 0x5555c996f000</text:p>
      <text:p text:style-name="P30">brk(0x5555c9990000) <text:s text:c="20"/>= 0x5555c9990000</text:p>
      <text:p text:style-name="P30">write(1, "Enter summary points of player 1"..., 102Enter summary points of player 1 and 2, how many rounds will be in the game and what round it is now:</text:p>
      <text:p text:style-name="P30">) = 102</text:p>
      <text:p text:style-name="P30">fstat(0, {st_mode=S_IFCHR|0620, st_rdev=makedev(136, 0), ...}) = 0</text:p>
      <text:p text:style-name="P30">read(0, 0 0 1 1</text:p>
      <text:p text:style-name="P30">"0 0 1 1\n", 1024) <text:s text:c="13"/>= 8</text:p>
      <text:p text:style-name="P30">write(1, "Oh, yes, number of tests please:"..., 33Oh, yes, number of tests please: ) = 33</text:p>
      <text:p text:style-name="P30">read(0, 3</text:p>
      <text:p text:style-name="P30">"3\n", 1024) <text:s text:c="19"/>= 2</text:p>
      <text:p text:style-name="P30">mmap(NULL, 8392704, PROT_NONE, MAP_PRIVATE|MAP_ANONYMOUS|MAP_STACK, -1, 0) = 0x7fa86e07b000</text:p>
      <text:p text:style-name="P30">mprotect(0x7fa86e07c000, 8388608, PROT_READ|PROT_WRITE) = 0</text:p>
      <text:p text:style-name="P31">clone(child_stack=0x7fa86e87afb0, flags=CLONE_VM|CLONE_FS|CLONE_FILES|CLONE_SIGHAND|CLONE_THREAD|CLONE_SYSVSEM|CLONE_SETTLS|CLONE_PARENT_SETTID|CLONE_CHILD_CLEARTID, parent_tidptr=0x7fa86e87b9d0, tls=0x7fa86e87b700, child_tidptr=0x7fa86e87b9d0) = 8282</text:p>
      <text:p text:style-name="P31">strace: Process 8282 attached</text:p>
      <text:p text:style-name="P30">[pid <text:s/>8280] write(1, "start waiting for thread signal\n", 32start waiting for thread signal</text:p>
      <text:p text:style-name="P30"><text:s/>&lt;unfinished ...&gt;</text:p>
      <text:p text:style-name="P30">[pid <text:s/>8282] set_robust_list(0x7fa86e87b9e0, 24 &lt;unfinished ...&gt;</text:p>
      <text:p text:style-name="P30">[pid <text:s/>8280] &lt;... write resumed&gt; ) <text:s text:c="6"/>= 32</text:p>
      <text:p text:style-name="P30">[pid <text:s/>8282] &lt;... set_robust_list resumed&gt; ) = 0</text:p>
      <text:p text:style-name="P30">[pid <text:s/>8280] futex(0x5555c7ce60a8, FUTEX_WAIT_PRIVATE, 0, NULL &lt;unfinished ...&gt;</text:p>
      <text:p text:style-name="P30">[pid <text:s/>8282] write(1, "thread start\n", 13thread start</text:p>
      <text:p text:style-name="P30">) = 13</text:p>
      <text:p text:style-name="P30">[pid <text:s/>8282] futex(0x5555c7ce60a8, FUTEX_WAKE_PRIVATE, 1 &lt;unfinished ...&gt;</text:p>
      <text:p text:style-name="P30">[pid <text:s/>8280] &lt;... futex resumed&gt; ) <text:s text:c="6"/>= 0</text:p>
      <text:p text:style-name="P30">[pid <text:s/>8282] &lt;... futex resumed&gt; ) <text:s text:c="6"/>= 1</text:p>
      <text:p text:style-name="P30">[pid <text:s/>8280] write(1, "stop waiting\n", 13stop waiting</text:p>
      <text:p text:style-name="P30"><text:s/>&lt;unfinished ...&gt;</text:p>
      <text:p text:style-name="P30">[pid <text:s/>8282] futex(0x7fa86ec698c0, FUTEX_WAIT_PRIVATE, 2, NULL &lt;unfinished ...&gt;</text:p>
      <text:p text:style-name="P30">[pid <text:s/>8280] &lt;... write resumed&gt; ) <text:s text:c="6"/>= 13</text:p>
      <text:p text:style-name="P30">[pid <text:s/>8280] futex(0x7fa86ec698c0, FUTEX_WAKE_PRIVATE, 1) = 1</text:p>
      <text:p text:style-name="P30">[pid <text:s/>8282] &lt;... futex resumed&gt; ) <text:s text:c="6"/>= 0</text:p>
      <text:p text:style-name="P30">[pid <text:s/>8280] futex(0x5555c7ce60c0, FUTEX_WAKE_PRIVATE, 1 &lt;unfinished ...&gt;</text:p>
      <text:p text:style-name="P30">[pid <text:s/>8282] write(1, "thread end\n", 11thread end</text:p>
      <text:p text:style-name="P30"><text:s/>&lt;unfinished ...&gt;</text:p>
      <text:p text:style-name="P30">[pid <text:s/>8280] &lt;... futex resumed&gt; ) <text:s text:c="6"/>= 0</text:p>
      <text:p text:style-name="P30">[pid <text:s/>8282] &lt;... write resumed&gt; ) <text:s text:c="6"/>= 11</text:p>
      <text:p text:style-name="P30"><text:soft-page-break/>[pid <text:s/>8280] mmap(NULL, 8392704, PROT_NONE, MAP_PRIVATE|MAP_ANONYMOUS|MAP_STACK, -1, 0 &lt;unfinished ...&gt;</text:p>
      <text:p text:style-name="P30">[pid <text:s/>8282] futex(0x7fa86ec698c0, FUTEX_WAKE_PRIVATE, 1 &lt;unfinished ...&gt;</text:p>
      <text:p text:style-name="P30">[pid <text:s/>8280] &lt;... mmap resumed&gt; ) <text:s text:c="7"/>= 0x7fa86d87a000</text:p>
      <text:p text:style-name="P30">[pid <text:s/>8282] &lt;... futex resumed&gt; ) <text:s text:c="6"/>= 0</text:p>
      <text:p text:style-name="P30">[pid <text:s/>8280] mprotect(0x7fa86d87b000, 8388608, PROT_READ|PROT_WRITE &lt;unfinished ...&gt;</text:p>
      <text:p text:style-name="P30">[pid <text:s/>8282] madvise(0x7fa86e07b000, 8368128, MADV_DONTNEED &lt;unfinished ...&gt;</text:p>
      <text:p text:style-name="P30">[pid <text:s/>8280] &lt;... mprotect resumed&gt; ) <text:s text:c="3"/>= 0</text:p>
      <text:p text:style-name="P30">[pid <text:s/>8282] &lt;... madvise resumed&gt; ) <text:s text:c="4"/>= 0</text:p>
      <text:p text:style-name="P30">[pid <text:s/>8280] clone( &lt;unfinished ...&gt;</text:p>
      <text:p text:style-name="P30">[pid <text:s/>8282] exit(0strace: Process 8283 attached</text:p>
      <text:p text:style-name="P30"><text:s/>&lt;unfinished ...&gt;</text:p>
      <text:p text:style-name="P31">[pid <text:s/>8280] &lt;... clone resumed&gt; child_stack=0x7fa86e079fb0, flags=CLONE_VM|CLONE_FS|CLONE_FILES|CLONE_SIGHAND|CLONE_THREAD|CLONE_SYSVSEM|CLONE_SETTLS|CLONE_PARENT_SETTID|CLONE_CHILD_CLEARTID, parent_tidptr=0x7fa86e07a9d0, tls=0x7fa86e07a700, child_tidptr=0x7fa86e07a9d0) = 8283</text:p>
      <text:p text:style-name="P30">[pid <text:s/>8282] &lt;... exit resumed&gt;) <text:s text:c="8"/>= ?</text:p>
      <text:p text:style-name="P30">[pid <text:s/>8280] write(1, "start waiting for thread signal\n", 32start waiting for thread signal</text:p>
      <text:p text:style-name="P30"><text:s/>&lt;unfinished ...&gt;</text:p>
      <text:p text:style-name="P30">[pid <text:s/>8282] +++ exited with 0 +++</text:p>
      <text:p text:style-name="P30">[pid <text:s/>8280] &lt;... write resumed&gt; ) <text:s text:c="6"/>= 32</text:p>
      <text:p text:style-name="P30">[pid <text:s/>8280] futex(0x5555c7ce60ac, FUTEX_WAIT_PRIVATE, 0, NULL &lt;unfinished ...&gt;</text:p>
      <text:p text:style-name="P30">[pid <text:s/>8283] set_robust_list(0x7fa86e07a9e0, 24) = 0</text:p>
      <text:p text:style-name="P30">[pid <text:s/>8283] write(1, "thread start\n", 13thread start</text:p>
      <text:p text:style-name="P30">) = 13</text:p>
      <text:p text:style-name="P30">[pid <text:s/>8283] futex(0x5555c7ce60ac, FUTEX_WAKE_PRIVATE, 1 &lt;unfinished ...&gt;</text:p>
      <text:p text:style-name="P30">[pid <text:s/>8280] &lt;... futex resumed&gt; ) <text:s text:c="6"/>= 0</text:p>
      <text:p text:style-name="P30">[pid <text:s/>8283] &lt;... futex resumed&gt; ) <text:s text:c="6"/>= 1</text:p>
      <text:p text:style-name="P30">[pid <text:s/>8280] futex(0x7fa86ec698c0, FUTEX_WAIT_PRIVATE, 2, NULL &lt;unfinished ...&gt;</text:p>
      <text:p text:style-name="P30">[pid <text:s/>8283] write(1, "thread end\n", 11thread end</text:p>
      <text:p text:style-name="P30">) = 11</text:p>
      <text:p text:style-name="P30">[pid <text:s/>8283] futex(0x7fa86ec698c0, FUTEX_WAKE_PRIVATE, 1 &lt;unfinished ...&gt;</text:p>
      <text:p text:style-name="P30">[pid <text:s/>8280] &lt;... futex resumed&gt; ) <text:s text:c="6"/>= 0</text:p>
      <text:p text:style-name="P30">[pid <text:s/>8283] &lt;... futex resumed&gt; ) <text:s text:c="6"/>= 1</text:p>
      <text:p text:style-name="P30">[pid <text:s/>8280] write(1, "stop waiting\n", 13 &lt;unfinished ...&gt;</text:p>
      <text:p text:style-name="P30">[pid <text:s/>8283] madvise(0x7fa86d87a000, 8368128, MADV_DONTNEEDstop waiting</text:p>
      <text:p text:style-name="P30"><text:s/>&lt;unfinished ...&gt;</text:p>
      <text:p text:style-name="P30">[pid <text:s/>8280] &lt;... write resumed&gt; ) <text:s text:c="6"/>= 13</text:p>
      <text:p text:style-name="P30">[pid <text:s/>8283] &lt;... madvise resumed&gt; ) <text:s text:c="4"/>= 0</text:p>
      <text:p text:style-name="P30">[pid <text:s/>8280] futex(0x7fa86ec698c0, FUTEX_WAKE_PRIVATE, 1 &lt;unfinished ...&gt;</text:p>
      <text:p text:style-name="P30">[pid <text:s/>8283] exit(0 &lt;unfinished ...&gt;</text:p>
      <text:p text:style-name="P30">[pid <text:s/>8280] &lt;... futex resumed&gt; ) <text:s text:c="6"/>= 0</text:p>
      <text:p text:style-name="P30">[pid <text:s/>8283] &lt;... exit resumed&gt;) <text:s text:c="8"/>= ?</text:p>
      <text:p text:style-name="P30">[pid <text:s/>8280] futex(0x5555c7ce60c0, FUTEX_WAKE_PRIVATE, 1 &lt;unfinished ...&gt;</text:p>
      <text:p text:style-name="P30">[pid <text:s/>8283] +++ exited with 0 +++</text:p>
      <text:p text:style-name="P30">&lt;... futex resumed&gt; ) <text:s text:c="18"/>= 0</text:p>
      <text:p text:style-name="P30">mmap(NULL, 8392704, PROT_NONE, MAP_PRIVATE|MAP_ANONYMOUS|MAP_STACK, -1, 0) = 0x7fa86d079000</text:p>
      <text:p text:style-name="P30">mprotect(0x7fa86d07a000, 8388608, PROT_READ|PROT_WRITE) = 0</text:p>
      <text:p text:style-name="P31">clone(child_stack=0x7fa86d878fb0, flags=CLONE_VM|CLONE_FS|CLONE_FILES|CLONE_SIGHAND|CLONE_THREAD|CLONE_SYSVSEM|CLONE_SETTLS|<text:soft-page-break/>CLONE_PARENT_SETTID|CLONE_CHILD_CLEARTID, parent_tidptr=0x7fa86d8799d0, tls=0x7fa86d879700, child_tidptr=0x7fa86d8799d0) = 8284</text:p>
      <text:p text:style-name="P30">write(1, "start waiting for thread signal\n", 32start waiting for thread signal</text:p>
      <text:p text:style-name="P30">) = 32</text:p>
      <text:p text:style-name="P30">futex(0x5555c7ce60a8, FUTEX_WAIT_PRIVATE, 0, NULLstrace: Process 8284 attached</text:p>
      <text:p text:style-name="P30"><text:s/>&lt;unfinished ...&gt;</text:p>
      <text:p text:style-name="P30">[pid <text:s/>8284] set_robust_list(0x7fa86d8799e0, 24) = 0</text:p>
      <text:p text:style-name="P30">[pid <text:s/>8284] write(1, "thread start\n", 13thread start</text:p>
      <text:p text:style-name="P30">) = 13</text:p>
      <text:p text:style-name="P30">[pid <text:s/>8284] futex(0x5555c7ce60a8, FUTEX_WAKE_PRIVATE, 1) = 1</text:p>
      <text:p text:style-name="P30">[pid <text:s/>8280] &lt;... futex resumed&gt; ) <text:s text:c="6"/>= 0</text:p>
      <text:p text:style-name="P30">[pid <text:s/>8280] write(1, "stop waiting\n", 13stop waiting</text:p>
      <text:p text:style-name="P30">) = 13</text:p>
      <text:p text:style-name="P30">[pid <text:s/>8280] futex(0x5555c7ce60c0, FUTEX_WAKE_PRIVATE, 1) = 0</text:p>
      <text:p text:style-name="P30">[pid <text:s/>8280] futex(0x7fa86d8799d0, FUTEX_WAIT, 8284, NULL &lt;unfinished ...&gt;</text:p>
      <text:p text:style-name="P30">[pid <text:s/>8284] write(1, "thread end\n", 11thread end</text:p>
      <text:p text:style-name="P30">) = 11</text:p>
      <text:p text:style-name="P30">[pid <text:s/>8284] madvise(0x7fa86d079000, 8368128, MADV_DONTNEED) = 0</text:p>
      <text:p text:style-name="P30">[pid <text:s/>8284] exit(0) <text:s text:c="20"/>= ?</text:p>
      <text:p text:style-name="P30">[pid <text:s/>8280] &lt;... futex resumed&gt; ) <text:s text:c="6"/>= 0</text:p>
      <text:p text:style-name="P30">[pid <text:s/>8280] write(1, "Probabilities:\n", 15Probabilities:</text:p>
      <text:p text:style-name="P30">) = 15</text:p>
      <text:p text:style-name="P30">[pid <text:s/>8280] write(1, "\tfirst person wins - 0.333, seco"..., 43 first person wins - 0.333, second - 0.667</text:p>
      <text:p text:style-name="P30">) = 43</text:p>
      <text:p text:style-name="P30">[pid <text:s/>8280] write(1, "\tDraw - 0.000\n", 14 <text:s text:c="4"/>Draw - 0.000</text:p>
      <text:p text:style-name="P30">) = 14</text:p>
      <text:p text:style-name="P30">[pid <text:s/>8280] write(1, " Based on 3 tests.\n", 19 Based on 3 tests.</text:p>
      <text:p text:style-name="P30">) = 19</text:p>
      <text:p text:style-name="P30">[pid <text:s/>8284] +++ exited with 0 +++</text:p>
      <text:p text:style-name="P30">lseek(0, -1, SEEK_CUR) <text:s text:c="17"/>= -1 ESPIPE (Illegal seek)</text:p>
      <text:p text:style-name="P30">exit_group(0) <text:s text:c="26"/>= ?</text:p>
      <text:p text:style-name="P30">+++ exited with 0 +++</text:p>
      <text:p text:style-name="P30">anri@andrew-HP-250-G6:~/Documents/Github_repositories/OS_labs/lab3/src/build$ </text:p>
      <text:p text:style-name="P16"><text:tab/></text:p>
      <text:p text:style-name="P12"/>
      <text:p text:style-name="P12">Вывод</text:p>
      <text:p text:style-name="P3"><text:tab/><text:span text:style-name="T16">Проделав работу, я научился запускать потоки, изучил основные принципы работы стандартных примитивов синхронизации, больше узнал об особенностях генерации случайных чисел на С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2:33:50.182058280</meta:creation-date>
    <dc:date>2019-12-30T02:38:02.655037478</dc:date>
    <meta:editing-duration>PT43M30S</meta:editing-duration>
    <meta:editing-cycles>11</meta:editing-cycles>
    <meta:generator>LibreOffice/6.0.7.3$Linux_X86_64 LibreOffice_project/00m0$Build-3</meta:generator>
    <meta:print-date>2019-12-27T10:56:00.931546746</meta:print-date>
    <meta:document-statistic meta:table-count="1" meta:image-count="0" meta:object-count="0" meta:page-count="8" meta:paragraph-count="263" meta:word-count="1659" meta:character-count="13971" meta:non-whitespace-character-count="11714"/>
  </office:meta>
</office:document-meta>
</file>